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03018052" text:style-name="L1">
        <text:list-item>
          <text:p text:style-name="P1">What is Object-Oriented Programming (OOP)?</text:p>
        </text:list-item>
        <text:list-item>
          <text:p text:style-name="P1">What are the four principles of OOP?</text:p>
        </text:list-item>
        <text:list-item>
          <text:p text:style-name="P1">What is a class in Python?</text:p>
        </text:list-item>
        <text:list-item>
          <text:p text:style-name="P1">What is an object in Python?</text:p>
        </text:list-item>
        <text:list-item>
          <text:p text:style-name="P1">What is inheritance in OOP?</text:p>
        </text:list-item>
        <text:list-item>
          <text:p text:style-name="P1">What is polymorphism in OOP?</text:p>
        </text:list-item>
        <text:list-item>
          <text:p text:style-name="P1">What is encapsulation in OOP?</text:p>
        </text:list-item>
        <text:list-item>
          <text:p text:style-name="P1">What is abstraction in OOP?</text:p>
        </text:list-item>
        <text:list-item>
          <text:p text:style-name="P1">What is the difference between a class and an object?</text:p>
        </text:list-item>
        <text:list-item>
          <text:p text:style-name="P1">How do you create a class in Python?</text:p>
        </text:list-item>
        <text:list-item>
          <text:p text:style-name="P1">What is the <text:span text:style-name="Strong_20_Emphasis"><text:span text:style-name="T1">init</text:span></text:span> method in Python?</text:p>
        </text:list-item>
        <text:list-item>
          <text:p text:style-name="P1">How do you create an object in Python?</text:p>
        </text:list-item>
        <text:list-item>
          <text:p text:style-name="P1">What is the self keyword in Python?</text:p>
        </text:list-item>
        <text:list-item>
          <text:p text:style-name="P1">What is method overriding in Python?</text:p>
        </text:list-item>
        <text:list-item>
          <text:p text:style-name="P1">What is method overloading in Python?</text:p>
        </text:list-item>
        <text:list-item>
          <text:p text:style-name="P1">What is a constructor in Python?</text:p>
        </text:list-item>
        <text:list-item>
          <text:p text:style-name="P1">What is a destructor in Python?</text:p>
        </text:list-item>
        <text:list-item>
          <text:p text:style-name="P1">What is a static method in Python?</text:p>
        </text:list-item>
        <text:list-item>
          <text:p text:style-name="P1">What is a class method in Python?</text:p>
        </text:list-item>
        <text:list-item>
          <text:p text:style-name="P1">What is the difference between a static method and a class method?</text:p>
        </text:list-item>
        <text:list-item>
          <text:p text:style-name="P1">What is a decorator in Python?</text:p>
        </text:list-item>
        <text:list-item>
          <text:p text:style-name="P1">What is the @staticmethod decorator in Python?</text:p>
        </text:list-item>
        <text:list-item>
          <text:p text:style-name="P1">What is the @classmethod decorator in Python?</text:p>
        </text:list-item>
        <text:list-item>
          <text:p text:style-name="P1">What is inheritance and how do you implement it in Python?</text:p>
        </text:list-item>
        <text:list-item>
          <text:p text:style-name="P1">What is multiple inheritance and how do you implement it in Python?</text:p>
        </text:list-item>
        <text:list-item>
          <text:p text:style-name="P1">What is super() in Python?</text:p>
        </text:list-item>
        <text:list-item>
          <text:p text:style-name="P1">What is a mixin in Python?</text:p>
        </text:list-item>
        <text:list-item>
          <text:p text:style-name="P1">What is a metaclass in Python?</text:p>
        </text:list-item>
        <text:list-item>
          <text:p text:style-name="P1">What is the difference between an abstract class and an interface?</text:p>
        </text:list-item>
        <text:list-item>
          <text:p text:style-name="P1">What is a module in Python?</text:p>
        </text:list-item>
        <text:list-item>
          <text:p text:style-name="P1">What is a package in Python?</text:p>
        </text:list-item>
        <text:list-item>
          <text:p text:style-name="P1">What is the difference between a module and a package?</text:p>
        </text:list-item>
        <text:list-item>
          <text:p text:style-name="P1"><text:soft-page-break/>How do you import a module in Python?</text:p>
        </text:list-item>
        <text:list-item>
          <text:p text:style-name="P1">How do you import a function from a module in Python?</text:p>
        </text:list-item>
        <text:list-item>
          <text:p text:style-name="P1">How do you import a class from a module in Python?</text:p>
        </text:list-item>
        <text:list-item>
          <text:p text:style-name="P1">How do you install a package in Python?</text:p>
        </text:list-item>
        <text:list-item>
          <text:p text:style-name="P1">What is pip in Python?</text:p>
        </text:list-item>
        <text:list-item>
          <text:p text:style-name="P1">What is virtualenv in Python?</text:p>
        </text:list-item>
        <text:list-item>
          <text:p text:style-name="P1">How do you create a virtual environment in Python?</text:p>
        </text:list-item>
        <text:list-item>
          <text:p text:style-name="P1">What is a docstring in Python?</text:p>
        </text:list-item>
        <text:list-item>
          <text:p text:style-name="P1">How do you document a class in Python?</text:p>
        </text:list-item>
        <text:list-item>
          <text:p text:style-name="P1">How do you document a function in Python?</text:p>
        </text:list-item>
        <text:list-item>
          <text:p text:style-name="P1">What is a lambda function in Python?</text:p>
        </text:list-item>
        <text:list-item>
          <text:p text:style-name="P1">What is map() in Python?</text:p>
        </text:list-item>
        <text:list-item>
          <text:p text:style-name="P1">What is filter() in Python?</text:p>
        </text:list-item>
        <text:list-item>
          <text:p text:style-name="P1">What is reduce() in Python?</text:p>
        </text:list-item>
        <text:list-item>
          <text:p text:style-name="P1">What is a generator in Python?</text:p>
        </text:list-item>
        <text:list-item>
          <text:p text:style-name="P1">What is a list comprehension in Python?</text:p>
        </text:list-item>
        <text:list-item>
          <text:p text:style-name="P1">What is a tuple in Python?</text:p>
        </text:list-item>
        <text:list-item>
          <text:p text:style-name="P1">What is a dictionary in Python?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9:56:08.297386087</meta:creation-date>
    <dc:date>2023-03-13T19:56:45.432083346</dc:date>
    <meta:editing-duration>PT37S</meta:editing-duration>
    <meta:editing-cycles>1</meta:editing-cycles>
    <meta:document-statistic meta:table-count="0" meta:image-count="0" meta:object-count="0" meta:page-count="2" meta:paragraph-count="50" meta:word-count="403" meta:character-count="1981" meta:non-whitespace-character-count="1678"/>
    <meta:generator>LibreOffice/7.3.7.2$Linux_X86_64 LibreOffice_project/30$Build-2</meta:generator>
  </office:meta>
</office:document-meta>
</file>